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Black1" svg:font-family="ArialBlack"/>
    <style:font-face style:name="Symbol1" svg:font-family="Symbol"/>
    <style:font-face style:name="TimesNewRoman1" svg:font-family="TimesNewRoman"/>
    <style:font-face style:name="DejaVu Sans" svg:font-family="'DejaVu Sans'" style:font-family-generic="swiss"/>
    <style:font-face style:name="Arial" svg:font-family="Arial" style:font-pitch="variable"/>
    <style:font-face style:name="ArialBlack" svg:font-family="ArialBlack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39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29cm" fo:min-width="0.329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solid" svg:stroke-width="0.025cm" svg:stroke-color="#231f2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9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9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3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8" style:family="paragraph">
      <loext:graphic-properties draw:fill="none"/>
      <style:text-properties fo:font-size="5.59999990463257pt" style:font-size-asian="5.59999990463257pt" style:font-size-complex="5.59999990463257pt"/>
    </style:style>
    <style:style style:name="P9" style:family="paragraph">
      <style:paragraph-properties fo:text-align="start" style:writing-mode="lr-tb"/>
      <style:text-properties style:text-position="0% 100%"/>
    </style:style>
    <style:style style:name="P10" style:family="paragraph">
      <loext:graphic-properties draw:fill="none"/>
      <style:text-properties style:text-position="0% 100%" fo:font-size="8.39999961853027pt" style:font-size-asian="8.39999961853027pt" style:font-size-complex="8.39999961853027pt"/>
    </style:style>
    <style:style style:name="T1" style:family="text">
      <style:text-properties fo:color="#231f20" style:font-name="TimesNewRoman1" fo:font-size="11.3000001907349pt" style:font-size-asian="11.3000001907349pt" style:font-name-complex="TimesNewRoman1" style:font-size-complex="11.3000001907349pt"/>
    </style:style>
    <style:style style:name="T2" style:family="text">
      <style:text-properties fo:color="#231f20" style:font-name="Arial1" fo:font-size="9.39999961853027pt" style:font-size-asian="9.39999961853027pt" style:font-name-complex="Arial1" style:font-size-complex="9.39999961853027pt"/>
    </style:style>
    <style:style style:name="T3" style:family="text">
      <style:text-properties fo:color="#231f20" style:font-name="Arial1" fo:font-size="8.39999961853027pt" style:font-size-asian="8.39999961853027pt" style:font-name-complex="Arial1" style:font-size-complex="8.39999961853027pt"/>
    </style:style>
    <style:style style:name="T4" style:family="text">
      <style:text-properties fo:color="#231f20" style:font-name="Arial1" fo:font-size="5.59999990463257pt" style:font-size-asian="5.59999990463257pt" style:font-name-complex="Arial1" style:font-size-complex="5.59999990463257pt"/>
    </style:style>
    <style:style style:name="T5" style:family="text">
      <style:text-properties fo:color="#231f20" style:text-position="0% 100%" style:font-name="DejaVu Sans" fo:font-size="8.39999961853027pt" style:font-name-asian="DejaVu Sans" style:font-size-asian="8.39999961853027pt" style:font-name-complex="DejaVu Sans" style:font-size-complex="8.399999618530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98cm" svg:height="0.442cm" svg:x="0.716cm" svg:y="0.38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453cm" svg:height="0.374cm" svg:x="1.111cm" svg:y="0.519cm">
          <draw:text-box>
            <text:p text:style-name="P1"><text:span text:style-name="T2">K</text:span><text:span text:style-name="T2">r</text:span><text:span text:style-name="T2">e</text:span><text:span text:style-name="T2">i</text:span><text:span text:style-name="T2">s</text:span><text:span text:style-name="T2">q</text:span><text:span text:style-name="T2">u</text:span><text:span text:style-name="T2">e</text:span><text:span text:style-name="T2">r</text:span><text:span text:style-name="T2">s</text:span><text:span text:style-name="T2">c</text:span><text:span text:style-name="T2">h</text:span><text:span text:style-name="T2">n</text:span><text:span text:style-name="T2">i</text:span><text:span text:style-name="T2">t</text:span><text:span text:style-name="T2">t</text:span><text:span text:style-name="T2"> </text:span></text:p>
          </draw:text-box>
        </draw:frame>
        <draw:path draw:style-name="gr3" draw:text-style-name="P4" draw:layer="layout" svg:width="1.919cm" svg:height="1.945cm" svg:x="2.763cm" svg:y="1.441cm" svg:viewBox="0 0 1920 1946" svg:d="M0 0v77h94l98 9 91 8 95 23v-40l-13 35 90 26 89 21 90 31 82 33 167 78 155 94 12-38-29 29 149 108 129 120 124 129 106 146 27-27-35 14 94 155c67 107 142 292 167 415l23 91 33-12h-33l16 90 9 91 8 98 5 94-5 13h38l-33-9v9l68 35 5-18v-17l4-13-4-94-9-98-13-91-18-90v-13l-21-91-25-90-30-87-30-85-43-78-39-81-94-154-8-9-107-146-125-128-128-121-150-106-9-14-153-90-167-82-86-33-86-31-90-21-94-26h-13l-95-18-91-12-98-9z">
          <text:p/>
        </draw:path>
        <draw:path draw:style-name="gr3" draw:text-style-name="P4" draw:layer="layout" svg:width="1.918cm" svg:height="1.958cm" svg:x="0.845cm" svg:y="1.445cm" svg:viewBox="0 0 1919 1959" svg:d="M1919 78v-78l-99 5c-969 55-1772 851-1820 1825v112l17 17 50-52v-4h-4l9 21v-17l-34 17h39v-94l8-95 13-94 13-95h-34l34 18 21-91c29-151 101-288 168-425l94-155-34-12 21 25 107-146 125-133 132-120 146-108-30-29 18 34 153-95 167-77 82-38 90-26 90-30 90-21-13-35v39l94-22 90-13 98-4z">
          <text:p/>
        </draw:path>
        <draw:line draw:style-name="gr4" draw:text-style-name="P5" draw:layer="layout" svg:x1="2.403cm" svg:y1="3.377cm" svg:x2="1.264cm" svg:y2="3.377cm">
          <text:p/>
        </draw:line>
        <draw:polygon draw:style-name="gr3" draw:text-style-name="P4" draw:layer="layout" svg:width="0.373cm" svg:height="0.168cm" svg:x="2.394cm" svg:y="3.295cm" svg:viewBox="0 0 374 169" draw:points="0,169 374,83 0,0">
          <text:p/>
        </draw:polygon>
        <draw:polygon draw:style-name="gr3" draw:text-style-name="P4" draw:layer="layout" svg:width="0.377cm" svg:height="0.168cm" svg:x="0.895cm" svg:y="3.295cm" svg:viewBox="0 0 378 169" draw:points="378,0 0,83 378,169">
          <text:p/>
        </draw:polygon>
        <draw:path draw:style-name="gr3" draw:text-style-name="P4" draw:layer="layout" svg:width="1.93cm" svg:height="1.923cm" svg:x="0.845cm" svg:y="3.377cm" svg:viewBox="0 0 1931 1924" svg:d="M1931 1924v-73l-98-9-94-8-94-14-99-21v43l17-39-94-21-86-25-94-31-81-34-167-77-158-94-14 33 31-25-150-109-133-119-120-134-111-142-26 26 34-13-94-150c-60-122-144-286-168-420l-21-86-34 13h34l-13-94-13-91-8-90v-120h-77v120c50 936 811 1698 1739 1787l94 8z">
          <text:p/>
        </draw:path>
        <draw:path draw:style-name="gr3" draw:text-style-name="P4" draw:layer="layout" svg:width="1.919cm" svg:height="1.914cm" svg:x="2.767cm" svg:y="3.377cm" svg:viewBox="0 0 1920 1915" svg:d="M0 1842v73l98-8c1014-59 1809-888 1822-1902v-5h-77v5l-4 94-17 188-17 91h34l-34-18-22 95c-27 125-103 310-168 420l-94 151 35 16-21-29-108 142-124 137-128 121-150 108 30 25-17-35-155 91-163 82-85 33-90 31-180 51 14 35v-39l-96 17-91 13-94 9z">
          <text:p/>
        </draw:path>
        <draw:line draw:style-name="gr4" draw:text-style-name="P5" draw:layer="layout" svg:x1="4.258cm" svg:y1="3.364cm" svg:x2="3.135cm" svg:y2="3.364cm">
          <text:p/>
        </draw:line>
        <draw:polygon draw:style-name="gr3" draw:text-style-name="P4" draw:layer="layout" svg:width="0.377cm" svg:height="0.173cm" svg:x="4.249cm" svg:y="3.282cm" svg:viewBox="0 0 378 174" draw:points="0,174 378,87 0,0">
          <text:p/>
        </draw:polygon>
        <draw:polygon draw:style-name="gr3" draw:text-style-name="P4" draw:layer="layout" svg:width="0.378cm" svg:height="0.173cm" svg:x="2.767cm" svg:y="3.282cm" svg:viewBox="0 0 379 174" draw:points="379,0 0,87 379,174">
          <text:p/>
        </draw:polygon>
        <draw:line draw:style-name="gr4" draw:text-style-name="P5" draw:layer="layout" svg:x1="2.767cm" svg:y1="1.858cm" svg:x2="2.767cm" svg:y2="3.008cm">
          <text:p/>
        </draw:line>
        <draw:polygon draw:style-name="gr3" draw:text-style-name="P4" draw:layer="layout" svg:width="0.172cm" svg:height="0.378cm" svg:x="2.681cm" svg:y="1.493cm" svg:viewBox="0 0 173 379" draw:points="173,379 87,0 0,379">
          <text:p/>
        </draw:polygon>
        <draw:polygon draw:style-name="gr3" draw:text-style-name="P4" draw:layer="layout" svg:width="0.172cm" svg:height="0.377cm" svg:x="2.681cm" svg:y="3cm" svg:viewBox="0 0 173 378" draw:points="0,0 87,378 173,0">
          <text:p/>
        </draw:polygon>
        <draw:line draw:style-name="gr4" draw:text-style-name="P5" draw:layer="layout" svg:x1="2.763cm" svg:y1="3.733cm" svg:x2="2.763cm" svg:y2="4.874cm">
          <text:p/>
        </draw:line>
        <draw:polygon draw:style-name="gr3" draw:text-style-name="P4" draw:layer="layout" svg:width="0.171cm" svg:height="0.377cm" svg:x="2.677cm" svg:y="3.368cm" svg:viewBox="0 0 172 378" draw:points="172,378 87,0 0,378">
          <text:p/>
        </draw:polygon>
        <draw:polygon draw:style-name="gr3" draw:text-style-name="P4" draw:layer="layout" svg:width="0.171cm" svg:height="0.378cm" svg:x="2.677cm" svg:y="4.866cm" svg:viewBox="0 0 172 379" draw:points="0,0 87,379 172,0">
          <text:p/>
        </draw:polygon>
        <draw:line draw:style-name="gr4" draw:text-style-name="P5" draw:layer="layout" svg:x1="3.496cm" svg:y1="1.489cm" svg:x2="5.337cm" svg:y2="1.489cm">
          <text:p/>
        </draw:line>
        <draw:line draw:style-name="gr4" draw:text-style-name="P5" draw:layer="layout" svg:x1="5.393cm" svg:y1="5.256cm" svg:x2="3.701cm" svg:y2="5.256cm">
          <text:p/>
        </draw:line>
        <draw:line draw:style-name="gr4" draw:text-style-name="P5" draw:layer="layout" svg:x1="4.634cm" svg:y1="5.346cm" svg:x2="4.634cm" svg:y2="5.965cm">
          <text:p/>
        </draw:line>
        <draw:line draw:style-name="gr4" draw:text-style-name="P5" draw:layer="layout" svg:x1="0.887cm" svg:y1="5.956cm" svg:x2="0.887cm" svg:y2="4.054cm">
          <text:p/>
        </draw:line>
        <draw:line draw:style-name="gr4" draw:text-style-name="P5" draw:layer="layout" svg:x1="1.251cm" svg:y1="5.711cm" svg:x2="4.266cm" svg:y2="5.711cm">
          <text:p/>
        </draw:line>
        <draw:polygon draw:style-name="gr3" draw:text-style-name="P4" draw:layer="layout" svg:width="0.373cm" svg:height="0.171cm" svg:x="0.891cm" svg:y="5.63cm" svg:viewBox="0 0 374 172" draw:points="374,0 0,82 374,172">
          <text:p/>
        </draw:polygon>
        <draw:polygon draw:style-name="gr3" draw:text-style-name="P4" draw:layer="layout" svg:width="0.372cm" svg:height="0.171cm" svg:x="4.262cm" svg:y="5.63cm" svg:viewBox="0 0 373 172" draw:points="0,172 373,82 0,0">
          <text:p/>
        </draw:polygon>
        <draw:line draw:style-name="gr4" draw:text-style-name="P5" draw:layer="layout" svg:x1="5.11cm" svg:y1="1.858cm" svg:x2="5.11cm" svg:y2="4.887cm">
          <text:p/>
        </draw:line>
        <draw:polygon draw:style-name="gr3" draw:text-style-name="P4" draw:layer="layout" svg:width="0.171cm" svg:height="0.378cm" svg:x="5.025cm" svg:y="1.493cm" svg:viewBox="0 0 172 379" draw:points="172,379 85,0 0,379">
          <text:p/>
        </draw:polygon>
        <draw:polygon draw:style-name="gr3" draw:text-style-name="P4" draw:layer="layout" svg:width="0.171cm" svg:height="0.373cm" svg:x="5.025cm" svg:y="4.879cm" svg:viewBox="0 0 172 374" draw:points="0,0 85,374 172,0">
          <text:p/>
        </draw:polygon>
        <draw:path draw:style-name="gr5" draw:text-style-name="P6" draw:layer="layout" svg:width="0.436cm" svg:height="0.402cm" svg:x="1.644cm" svg:y="3.157cm" svg:viewBox="0 0 437 403" svg:d="M437 201c0-111-97-201-219-201-120 0-218 90-218 201s98 202 218 202c122 0 219-91 219-202z">
          <text:p/>
        </draw:path>
        <draw:frame draw:style-name="gr6" draw:text-style-name="P7" draw:layer="layout" svg:width="0.295cm" svg:height="0.332cm" svg:x="1.799cm" svg:y="3.192cm">
          <draw:text-box>
            <text:p text:style-name="P1"><text:span text:style-name="T3">r </text:span></text:p>
          </draw:text-box>
        </draw:frame>
        <draw:polygon draw:style-name="gr5" draw:text-style-name="P6" draw:layer="layout" svg:width="0.839cm" svg:height="0.597cm" svg:x="2.365cm" svg:y="5.423cm" svg:viewBox="0 0 840 598" draw:points="0,598 840,598 840,0 0,0">
          <text:p/>
        </draw:polygon>
        <draw:frame draw:style-name="gr6" draw:text-style-name="P7" draw:layer="layout" svg:width="0.295cm" svg:height="0.332cm" svg:x="2.604cm" svg:y="5.548cm">
          <draw:text-box>
            <text:p text:style-name="P1"><text:span text:style-name="T3">b</text:span></text:p>
          </draw:text-box>
        </draw:frame>
        <draw:polygon draw:style-name="gr5" draw:text-style-name="P6" draw:layer="layout" svg:width="0.891cm" svg:height="0.674cm" svg:x="4.742cm" svg:y="3.094cm" svg:viewBox="0 0 892 675" draw:points="0,675 892,675 892,0 0,0">
          <text:p/>
        </draw:polygon>
        <draw:frame draw:style-name="gr7" draw:text-style-name="P8" draw:layer="layout" svg:width="0.201cm" svg:height="0.225cm" svg:x="2.767cm" svg:y="5.66cm">
          <draw:text-box>
            <text:p text:style-name="P1"><text:span text:style-name="T4">Pr</text:span></text:p>
          </draw:text-box>
        </draw:frame>
        <draw:frame draw:style-name="gr6" draw:text-style-name="P7" draw:layer="layout" svg:width="0.295cm" svg:height="0.332cm" svg:x="4.978cm" svg:y="3.223cm">
          <draw:text-box>
            <text:p text:style-name="P1"><text:span text:style-name="T3">h</text:span></text:p>
          </draw:text-box>
        </draw:frame>
        <draw:frame draw:style-name="gr7" draw:text-style-name="P8" draw:layer="layout" svg:width="0.256cm" svg:height="0.225cm" svg:x="5.145cm" svg:y="3.338cm">
          <draw:text-box>
            <text:p text:style-name="P1"><text:span text:style-name="T4">Pr </text:span></text:p>
          </draw:text-box>
        </draw:frame>
        <draw:frame draw:style-name="gr6" draw:text-style-name="P7" draw:layer="layout" svg:width="0.295cm" svg:height="0.332cm" svg:x="0.943cm" svg:y="7.759cm">
          <draw:text-box>
            <text:p text:style-name="P1"><text:span text:style-name="T3">b</text:span></text:p>
          </draw:text-box>
        </draw:frame>
        <draw:frame draw:style-name="gr7" draw:text-style-name="P8" draw:layer="layout" svg:width="0.201cm" svg:height="0.225cm" svg:x="1.106cm" svg:y="7.874cm">
          <draw:text-box>
            <text:p text:style-name="P1"><text:span text:style-name="T4">Pr</text:span></text:p>
          </draw:text-box>
        </draw:frame>
        <draw:frame draw:style-name="gr6" draw:text-style-name="P7" draw:layer="layout" svg:width="0.679cm" svg:height="0.332cm" svg:x="1.307cm" svg:y="7.759cm">
          <draw:text-box>
            <text:p text:style-name="P1"><text:span text:style-name="T3"><text:s/></text:span><text:span text:style-name="T3">= </text:span><text:span text:style-name="T3">2</text:span><text:span text:style-name="T3">r </text:span></text:p>
          </draw:text-box>
        </draw:frame>
        <draw:frame draw:style-name="gr6" draw:text-style-name="P7" draw:layer="layout" svg:width="0.295cm" svg:height="0.332cm" svg:x="2.112cm" svg:y="7.759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.357cm" svg:height="0.332cm" svg:x="3.281cm" svg:y="7.759cm">
          <draw:text-box>
            <text:p text:style-name="P1"><text:span text:style-name="T3">A </text:span><text:span text:style-name="T3">= </text:span><text:span text:style-name="T3">3,</text:span><text:span text:style-name="T3">1</text:span><text:span text:style-name="T3">4</text:span><text:span text:style-name="T3">2 </text:span></text:p>
          </draw:text-box>
        </draw:frame>
        <draw:frame draw:style-name="gr6" draw:text-style-name="P7" draw:layer="layout" svg:width="0.295cm" svg:height="0.332cm" svg:x="4.725cm" svg:y="7.759cm">
          <draw:text-box>
            <text:p text:style-name="P1"><text:span text:style-name="T3"><text:s/></text:span><text:span text:style-name="T3">r</text:span></text:p>
          </draw:text-box>
        </draw:frame>
        <draw:frame draw:style-name="gr7" draw:text-style-name="P8" draw:layer="layout" svg:width="0.196cm" svg:height="0.225cm" svg:x="4.905cm" svg:y="7.693cm">
          <draw:text-box>
            <text:p text:style-name="P1"><text:span text:style-name="T4">2</text:span></text:p>
          </draw:text-box>
        </draw:frame>
        <draw:frame draw:style-name="gr6" draw:text-style-name="P7" draw:layer="layout" svg:width="0.295cm" svg:height="0.332cm" svg:x="5.017cm" svg:y="7.759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0.295cm" svg:height="0.332cm" svg:x="0.943cm" svg:y="8.128cm">
          <draw:text-box>
            <text:p text:style-name="P1"><text:span text:style-name="T3">h</text:span></text:p>
          </draw:text-box>
        </draw:frame>
        <draw:frame draw:style-name="gr7" draw:text-style-name="P8" draw:layer="layout" svg:width="0.201cm" svg:height="0.225cm" svg:x="1.106cm" svg:y="8.238cm">
          <draw:text-box>
            <text:p text:style-name="P1"><text:span text:style-name="T4">P</text:span><text:span text:style-name="T4">r</text:span></text:p>
          </draw:text-box>
        </draw:frame>
        <draw:frame draw:style-name="gr6" draw:text-style-name="P7" draw:layer="layout" svg:width="0.679cm" svg:height="0.332cm" svg:x="1.307cm" svg:y="8.128cm">
          <draw:text-box>
            <text:p text:style-name="P1"><text:span text:style-name="T3"><text:s/></text:span><text:span text:style-name="T3">= 2r </text:span></text:p>
          </draw:text-box>
        </draw:frame>
        <draw:frame draw:style-name="gr6" draw:text-style-name="P7" draw:layer="layout" svg:width="0.295cm" svg:height="0.332cm" svg:x="2.113cm" svg:y="8.128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0.295cm" svg:height="0.332cm" svg:x="3.282cm" svg:y="8.128cm">
          <draw:text-box>
            <text:p text:style-name="P1"><text:span text:style-name="T3">l</text:span></text:p>
          </draw:text-box>
        </draw:frame>
        <draw:frame draw:style-name="gr7" draw:text-style-name="P8" draw:layer="layout" svg:width="0.196cm" svg:height="0.225cm" svg:x="3.35cm" svg:y="8.238cm">
          <draw:text-box>
            <text:p text:style-name="P1"><text:span text:style-name="T4">U</text:span></text:p>
          </draw:text-box>
        </draw:frame>
        <draw:frame draw:style-name="gr6" draw:text-style-name="P7" draw:layer="layout" svg:width="1.157cm" svg:height="0.332cm" svg:x="3.491cm" svg:y="8.128cm">
          <draw:text-box>
            <text:p text:style-name="P1"><text:span text:style-name="T3"><text:s/></text:span><text:span text:style-name="T3">=</text:span><text:span text:style-name="T3"> </text:span><text:span text:style-name="T3">6</text:span><text:span text:style-name="T3">,</text:span><text:span text:style-name="T3">2</text:span><text:span text:style-name="T3">8</text:span><text:span text:style-name="T3">3</text:span><text:span text:style-name="T3"> </text:span></text:p>
          </draw:text-box>
        </draw:frame>
        <draw:frame draw:style-name="gr6" draw:text-style-name="P7" draw:layer="layout" svg:width="0.295cm" svg:height="0.332cm" svg:x="4.733cm" svg:y="8.128cm">
          <draw:text-box>
            <text:p text:style-name="P1"><text:span text:style-name="T3"><text:s/></text:span><text:span text:style-name="T3">r </text:span></text:p>
          </draw:text-box>
        </draw:frame>
        <draw:frame draw:style-name="gr6" draw:text-style-name="P7" draw:layer="layout" svg:width="0.295cm" svg:height="0.332cm" svg:x="0.944cm" svg:y="8.488cm">
          <draw:text-box>
            <text:p text:style-name="P1"><text:span text:style-name="T3">b</text:span></text:p>
          </draw:text-box>
        </draw:frame>
        <draw:frame draw:style-name="gr7" draw:text-style-name="P8" draw:layer="layout" svg:width="0.201cm" svg:height="0.225cm" svg:x="1.106cm" svg:y="8.603cm">
          <draw:text-box>
            <text:p text:style-name="P1"><text:span text:style-name="T4">Pr</text:span></text:p>
          </draw:text-box>
        </draw:frame>
        <draw:frame draw:style-name="gr6" draw:text-style-name="P7" draw:layer="layout" svg:width="0.295cm" svg:height="0.332cm" svg:x="1.307cm" svg:y="8.489cm">
          <draw:text-box>
            <text:p text:style-name="P1"><text:span text:style-name="T3">:</text:span><text:span text:style-name="T3">h</text:span></text:p>
          </draw:text-box>
        </draw:frame>
        <draw:frame draw:style-name="gr7" draw:text-style-name="P8" draw:layer="layout" svg:width="0.201cm" svg:height="0.225cm" svg:x="1.556cm" svg:y="8.603cm">
          <draw:text-box>
            <text:p text:style-name="P1"><text:span text:style-name="T4">Pr</text:span></text:p>
          </draw:text-box>
        </draw:frame>
        <draw:frame draw:style-name="gr6" draw:text-style-name="P7" draw:layer="layout" svg:width="0.827cm" svg:height="0.332cm" svg:x="1.753cm" svg:y="8.489cm">
          <draw:text-box>
            <text:p text:style-name="P1"><text:span text:style-name="T3"><text:s/></text:span><text:span text:style-name="T3">= </text:span><text:span text:style-name="T3">2</text:span><text:span text:style-name="T3">:</text:span><text:span text:style-name="T3">2 </text:span></text:p>
          </draw:text-box>
        </draw:frame>
        <draw:frame draw:style-name="gr6" draw:text-style-name="P7" draw:layer="layout" svg:width="0.295cm" svg:height="0.332cm" svg:x="3.282cm" svg:y="8.489cm">
          <draw:text-box>
            <text:p text:style-name="P1"><text:span text:style-name="T3">r</text:span></text:p>
          </draw:text-box>
        </draw:frame>
        <draw:frame draw:style-name="gr7" draw:text-style-name="P8" draw:layer="layout" svg:width="0.214cm" svg:height="0.225cm" svg:x="3.38cm" svg:y="8.603cm">
          <draw:text-box>
            <text:p text:style-name="P1"><text:span text:style-name="T4">hy</text:span></text:p>
          </draw:text-box>
        </draw:frame>
        <draw:frame draw:style-name="gr6" draw:text-style-name="P7" draw:layer="layout" svg:width="1.157cm" svg:height="0.332cm" svg:x="3.591cm" svg:y="8.489cm">
          <draw:text-box>
            <text:p text:style-name="P1"><text:span text:style-name="T3"><text:s/></text:span><text:span text:style-name="T3">= 0,500 </text:span></text:p>
          </draw:text-box>
        </draw:frame>
        <draw:frame draw:style-name="gr6" draw:text-style-name="P7" draw:layer="layout" svg:width="0.295cm" svg:height="0.332cm" svg:x="4.832cm" svg:y="8.489cm">
          <draw:text-box>
            <text:p text:style-name="P1"><text:span text:style-name="T3"><text:s/></text:span><text:span text:style-name="T3">r </text:span></text:p>
          </draw:text-box>
        </draw:frame>
        <draw:line draw:style-name="gr4" draw:text-style-name="P5" draw:layer="layout" svg:x1="4.63cm" svg:y1="5.132cm" svg:x2="4.63cm" svg:y2="4.068cm">
          <text:p/>
        </draw:line>
        <draw:frame draw:style-name="gr6" draw:text-style-name="P10" draw:layer="layout" svg:width="0.295cm" svg:height="0.348cm" svg:x="4.618cm" svg:y="7.747cm">
          <draw:text-box>
            <text:p text:style-name="P9"><text:span text:style-name="T5">‧</text:span></text:p>
          </draw:text-box>
        </draw:frame>
        <draw:frame draw:style-name="gr6" draw:text-style-name="P10" draw:layer="layout" svg:width="0.295cm" svg:height="0.348cm" svg:x="4.618cm" svg:y="8.128cm">
          <draw:text-box>
            <text:p text:style-name="P9"><text:span text:style-name="T5">‧</text:span></text:p>
          </draw:text-box>
        </draw:frame>
        <draw:frame draw:style-name="gr6" draw:text-style-name="P10" draw:layer="layout" svg:width="0.295cm" svg:height="0.348cm" svg:x="4.704cm" svg:y="8.509cm">
          <draw:text-box>
            <text:p text:style-name="P9"><text:span text:style-name="T5">‧</text:span></text:p>
          </draw:text-box>
        </draw:frame>
      </draw:page>
      <draw:page draw:name="page2" draw:style-name="dp1" draw:master-page-name="master-page3">
        <draw:frame draw:style-name="gr2" draw:text-style-name="P3" draw:layer="layout" svg:width="1.996cm" svg:height="0.374cm" svg:x="1.72cm" svg:y="0.378cm">
          <draw:text-box>
            <text:p text:style-name="P1"><text:span text:style-name="T2">Eiquerschnitt </text:span></text:p>
          </draw:text-box>
        </draw:frame>
        <draw:path draw:style-name="gr3" draw:text-style-name="P4" draw:layer="layout" svg:width="1.448cm" svg:height="1.442cm" svg:x="2.979cm" svg:y="1.329cm" svg:viewBox="0 0 1449 1443" svg:d="M0 0v73h26l141 4 137 27v-39l-13 35 133 33 124 48 125 61 117 68 12-34-30 26 107 81 99 91 90 98 77 107 30-21-40 9 74 116 60 124 42 129 35 133 38-13h-42l25 141 9 142v4h73v-4c8-725-557-1363-1282-1435l-141-4z">
          <text:p/>
        </draw:path>
        <draw:path draw:style-name="gr3" draw:text-style-name="P4" draw:layer="layout" svg:width="1.444cm" svg:height="1.438cm" svg:x="1.531cm" svg:y="1.329cm" svg:viewBox="0 0 1445 1439" svg:d="M1445 73v-73l-142 9c-720 73-1308 696-1303 1426v4h77v-4l4-142 23-137h-39l39 13 34-133 46-125 60-120 69-116-39-17 31 30 77-107 94-99 98-90 113-82-30-25 17 39 115-73 121-61 132-48 133-38-13-35v39l141-26z">
          <text:p/>
        </draw:path>
        <draw:path draw:style-name="gr3" draw:text-style-name="P4" draw:layer="layout" svg:width="1.452cm" svg:height="2.867cm" svg:x="2.975cm" svg:y="2.763cm" svg:viewBox="0 0 1453 2868" svg:d="M0 2791v77h26l73-4c311-38 548-250 733-490l51-83 13-8c370-591 506-1296 552-1983l5-288v-12h-73v12l-9 288-25 279-31 270-46 258h38l-34-12-60 244c-90 309-173 556-339 833l-51 81 34 13-25-26-52 82-59 70-58 67-60 65-63 56-61 52 26 25-17-38-60 43-68 43-69 30-69 25-68 14 12 38v-38l-67 12-73 5z">
          <text:p/>
        </draw:path>
        <draw:path draw:style-name="gr3" draw:text-style-name="P4" draw:layer="layout" svg:width="1.457cm" svg:height="2.863cm" svg:x="1.531cm" svg:y="2.767cm" svg:viewBox="0 0 1458 2864" svg:d="M1458 2864v-77h-21l-73-5-73-12v38l17-38-73-14-64-26-69-29-68-43-13 39 30-27-69-42c-131-96-196-191-301-310l-52-82-29 26 39-13-56-81c-154-255-264-546-339-833l-60-240-34 8h34l-46-258-34-270-23-279-4-283v-13h-77v13l4 283c46 672 167 1309 506 1897l56 86 8 8 51 83 61 73 57 64 59 65 60 56 65 51 68 43c108 73 162 93 287 121l9 4 73 13 73 4z">
          <text:p/>
        </draw:path>
        <draw:line draw:style-name="gr4" draw:text-style-name="P5" draw:layer="layout" svg:x1="2.975cm" svg:y1="1.767cm" svg:x2="2.975cm" svg:y2="2.411cm">
          <text:p/>
        </draw:line>
        <draw:polygon draw:style-name="gr3" draw:text-style-name="P4" draw:layer="layout" svg:width="0.171cm" svg:height="0.374cm" svg:x="2.894cm" svg:y="1.402cm" svg:viewBox="0 0 172 375" draw:points="172,375 82,0 0,375">
          <text:p/>
        </draw:polygon>
        <draw:polygon draw:style-name="gr3" draw:text-style-name="P4" draw:layer="layout" svg:width="0.171cm" svg:height="0.378cm" svg:x="2.894cm" svg:y="2.402cm" svg:viewBox="0 0 172 379" draw:points="0,0 82,379 172,0">
          <text:p/>
        </draw:polygon>
        <draw:line draw:style-name="gr4" draw:text-style-name="P5" draw:layer="layout" svg:x1="1.934cm" svg:y1="2.771cm" svg:x2="2.606cm" svg:y2="2.771cm">
          <text:p/>
        </draw:line>
        <draw:polygon draw:style-name="gr3" draw:text-style-name="P4" draw:layer="layout" svg:width="0.373cm" svg:height="0.172cm" svg:x="1.574cm" svg:y="2.685cm" svg:viewBox="0 0 374 173" draw:points="374,0 0,86 374,173">
          <text:p/>
        </draw:polygon>
        <draw:polygon draw:style-name="gr3" draw:text-style-name="P4" draw:layer="layout" svg:width="0.378cm" svg:height="0.172cm" svg:x="2.597cm" svg:y="2.685cm" svg:viewBox="0 0 379 173" draw:points="0,173 379,86 0,0">
          <text:p/>
        </draw:polygon>
        <draw:line draw:style-name="gr4" draw:text-style-name="P5" draw:layer="layout" svg:x1="3.343cm" svg:y1="2.771cm" svg:x2="4.007cm" svg:y2="2.771cm">
          <text:p/>
        </draw:line>
        <draw:polygon draw:style-name="gr3" draw:text-style-name="P4" draw:layer="layout" svg:width="0.377cm" svg:height="0.172cm" svg:x="2.975cm" svg:y="2.685cm" svg:viewBox="0 0 378 173" draw:points="378,0 0,86 378,173">
          <text:p/>
        </draw:polygon>
        <draw:polygon draw:style-name="gr3" draw:text-style-name="P4" draw:layer="layout" svg:width="0.373cm" svg:height="0.172cm" svg:x="3.998cm" svg:y="2.685cm" svg:viewBox="0 0 374 173" draw:points="0,173 374,86 0,0">
          <text:p/>
        </draw:polygon>
        <draw:line draw:style-name="gr4" draw:text-style-name="P5" draw:layer="layout" svg:x1="2.975cm" svg:y1="3.136cm" svg:x2="2.975cm" svg:y2="4.522cm">
          <text:p/>
        </draw:line>
        <draw:polygon draw:style-name="gr3" draw:text-style-name="P4" draw:layer="layout" svg:width="0.171cm" svg:height="0.378cm" svg:x="2.894cm" svg:y="2.771cm" svg:viewBox="0 0 172 379" draw:points="172,379 82,0 0,379">
          <text:p/>
        </draw:polygon>
        <draw:polygon draw:style-name="gr3" draw:text-style-name="P4" draw:layer="layout" svg:width="0.171cm" svg:height="0.377cm" svg:x="2.894cm" svg:y="4.514cm" svg:viewBox="0 0 172 378" draw:points="0,0 82,378 172,0">
          <text:p/>
        </draw:polygon>
        <draw:line draw:style-name="gr4" draw:text-style-name="P5" draw:layer="layout" svg:x1="2.979cm" svg:y1="6.187cm" svg:x2="2.979cm" svg:y2="5.96cm">
          <text:p/>
        </draw:line>
        <draw:polygon draw:style-name="gr3" draw:text-style-name="P4" draw:layer="layout" svg:width="0.171cm" svg:height="0.382cm" svg:x="2.898cm" svg:y="5.591cm" svg:viewBox="0 0 172 383" draw:points="172,378 78,0 0,383">
          <text:p/>
        </draw:polygon>
        <draw:line draw:style-name="gr4" draw:text-style-name="P5" draw:layer="layout" svg:x1="2.975cm" svg:y1="4.883cm" svg:x2="2.975cm" svg:y2="5.574cm">
          <text:p/>
        </draw:line>
        <draw:line draw:style-name="gr4" draw:text-style-name="P5" draw:layer="layout" svg:x1="4.405cm" svg:y1="2.771cm" svg:x2="5.801cm" svg:y2="2.771cm">
          <text:p/>
        </draw:line>
        <draw:line draw:style-name="gr4" draw:text-style-name="P5" draw:layer="layout" svg:x1="0.161cm" svg:y1="2.763cm" svg:x2="1.553cm" svg:y2="2.763cm">
          <text:p/>
        </draw:line>
        <draw:line draw:style-name="gr4" draw:text-style-name="P5" draw:layer="layout" svg:x1="5.781cm" svg:y1="2.775cm" svg:x2="2.666cm" svg:y2="5.124cm">
          <text:p/>
        </draw:line>
        <draw:polygon draw:style-name="gr3" draw:text-style-name="P4" draw:layer="layout" svg:width="0.347cm" svg:height="0.292cm" svg:x="2.384cm" svg:y="5.046cm" svg:viewBox="0 0 348 293" draw:points="248,0 0,293 348,138">
          <text:p/>
        </draw:polygon>
        <draw:line draw:style-name="gr4" draw:text-style-name="P5" draw:layer="layout" svg:x1="0.161cm" svg:y1="2.758cm" svg:x2="3.571cm" svg:y2="5.335cm">
          <text:p/>
        </draw:line>
        <draw:line draw:style-name="gr4" draw:text-style-name="P5" draw:layer="layout" svg:x1="3.686cm" svg:y1="1.347cm" svg:x2="6.269cm" svg:y2="1.347cm">
          <text:p/>
        </draw:line>
        <draw:line draw:style-name="gr4" draw:text-style-name="P5" draw:layer="layout" svg:x1="3.728cm" svg:y1="5.591cm" svg:x2="6.256cm" svg:y2="5.591cm">
          <text:p/>
        </draw:line>
        <draw:line draw:style-name="gr4" draw:text-style-name="P5" draw:layer="layout" svg:x1="4.379cm" svg:y1="5.728cm" svg:x2="4.379cm" svg:y2="6.771cm">
          <text:p/>
        </draw:line>
        <draw:line draw:style-name="gr4" draw:text-style-name="P5" draw:layer="layout" svg:x1="1.566cm" svg:y1="4.42cm" svg:x2="1.566cm" svg:y2="6.801cm">
          <text:p/>
        </draw:line>
        <draw:line draw:style-name="gr4" draw:text-style-name="P5" draw:layer="layout" svg:x1="1.93cm" svg:y1="6.54cm" svg:x2="4.019cm" svg:y2="6.54cm">
          <text:p/>
        </draw:line>
        <draw:polygon draw:style-name="gr3" draw:text-style-name="P4" draw:layer="layout" svg:width="0.377cm" svg:height="0.171cm" svg:x="1.566cm" svg:y="6.454cm" svg:viewBox="0 0 378 172" draw:points="378,0 0,86 378,172">
          <text:p/>
        </draw:polygon>
        <draw:polygon draw:style-name="gr3" draw:text-style-name="P4" draw:layer="layout" svg:width="0.378cm" svg:height="0.171cm" svg:x="4.011cm" svg:y="6.454cm" svg:viewBox="0 0 379 172" draw:points="0,172 379,86 0,0">
          <text:p/>
        </draw:polygon>
        <draw:line draw:style-name="gr4" draw:text-style-name="P5" draw:layer="layout" svg:x1="6.054cm" svg:y1="1.715cm" svg:x2="6.054cm" svg:y2="5.227cm">
          <text:p/>
        </draw:line>
        <draw:polygon draw:style-name="gr3" draw:text-style-name="P4" draw:layer="layout" svg:width="0.168cm" svg:height="0.378cm" svg:x="5.972cm" svg:y="1.347cm" svg:viewBox="0 0 169 379" draw:points="169,379 82,0 0,379">
          <text:p/>
        </draw:polygon>
        <draw:polygon draw:style-name="gr3" draw:text-style-name="P4" draw:layer="layout" svg:width="0.168cm" svg:height="0.374cm" svg:x="5.972cm" svg:y="5.217cm" svg:viewBox="0 0 169 375" draw:points="0,0 82,375 169,0">
          <text:p/>
        </draw:polygon>
        <draw:path draw:style-name="gr5" draw:text-style-name="P6" draw:layer="layout" svg:width="0.388cm" svg:height="0.385cm" svg:x="2.096cm" svg:y="2.586cm" svg:viewBox="0 0 389 386" svg:d="M389 194c0-107-87-194-193-194-109 0-196 87-196 194 0 105 87 192 196 192 106 0 193-87 193-192z">
          <text:p/>
        </draw:path>
        <draw:path draw:style-name="gr5" draw:text-style-name="P6" draw:layer="layout" svg:width="0.324cm" svg:height="0.337cm" svg:x="2.811cm" svg:y="1.904cm" svg:viewBox="0 0 325 338" svg:d="M325 169c0-93-73-169-162-169-90 0-163 76-163 169s73 169 163 169c89 0 162-76 162-169z">
          <text:p/>
        </draw:path>
        <draw:frame draw:style-name="gr6" draw:text-style-name="P7" draw:layer="layout" svg:width="0.295cm" svg:height="0.332cm" svg:x="2.221cm" svg:y="2.613cm">
          <draw:text-box>
            <text:p text:style-name="P1"><text:span text:style-name="T3">r</text:span></text:p>
          </draw:text-box>
        </draw:frame>
        <draw:path draw:style-name="gr5" draw:text-style-name="P6" draw:layer="layout" svg:width="0.744cm" svg:height="0.475cm" svg:x="2.584cm" svg:y="3.504cm" svg:viewBox="0 0 745 476" svg:d="M745 238c0-131-167-238-372-238-206 0-373 107-373 238s167 238 373 238c205 0 372-107 372-238z">
          <text:p/>
        </draw:path>
        <draw:polygon draw:style-name="gr5" draw:text-style-name="P6" draw:layer="layout" svg:width="1.178cm" svg:height="0.597cm" svg:x="2.448cm" svg:y="3.531cm" svg:viewBox="0 0 1179 598" draw:points="0,598 1179,598 1179,0 0,0">
          <text:p/>
        </draw:polygon>
        <draw:frame draw:style-name="gr6" draw:text-style-name="P7" draw:layer="layout" svg:width="0.295cm" svg:height="0.332cm" svg:x="2.898cm" svg:y="1.879cm">
          <draw:text-box>
            <text:p text:style-name="P1"><text:span text:style-name="T3">r</text:span></text:p>
          </draw:text-box>
        </draw:frame>
        <draw:frame draw:style-name="gr6" draw:text-style-name="P7" draw:layer="layout" svg:width="0.59cm" svg:height="0.332cm" svg:x="2.688cm" svg:y="3.652cm">
          <draw:text-box>
            <text:p text:style-name="P1"><text:span text:style-name="T3">3r/2 </text:span></text:p>
          </draw:text-box>
        </draw:frame>
        <draw:line draw:style-name="gr4" draw:text-style-name="P5" draw:layer="layout" svg:x1="2.968cm" svg:y1="5.14cm" svg:x2="2.273cm" svg:y2="5.785cm">
          <text:p/>
        </draw:line>
        <draw:path draw:style-name="gr5" draw:text-style-name="P6" draw:layer="layout" svg:width="0.585cm" svg:height="0.423cm" svg:x="3.248cm" svg:y="4.26cm" svg:viewBox="0 0 586 424" svg:d="M586 211c0-116-131-211-293-211s-293 95-293 211c0 118 131 213 293 213s293-95 293-213z">
          <text:p/>
        </draw:path>
        <draw:frame draw:style-name="gr6" draw:text-style-name="P7" draw:layer="layout" svg:width="0.345cm" svg:height="0.332cm" svg:x="1.901cm" svg:y="5.853cm">
          <draw:text-box>
            <text:p text:style-name="P1"><text:span text:style-name="T3">r/2</text:span></text:p>
          </draw:text-box>
        </draw:frame>
        <draw:frame draw:style-name="gr6" draw:text-style-name="P7" draw:layer="layout" svg:width="0.295cm" svg:height="0.332cm" svg:x="3.417cm" svg:y="4.326cm">
          <draw:text-box>
            <text:p text:style-name="P1"><text:span text:style-name="T3">3r</text:span></text:p>
          </draw:text-box>
        </draw:frame>
        <draw:polygon draw:style-name="gr5" draw:text-style-name="P6" draw:layer="layout" svg:width="0.847cm" svg:height="0.609cm" svg:x="2.547cm" svg:y="6.273cm" svg:viewBox="0 0 848 610" draw:points="0,610 848,610 848,0 0,0">
          <text:p/>
        </draw:polygon>
        <draw:frame draw:style-name="gr6" draw:text-style-name="P7" draw:layer="layout" svg:width="0.295cm" svg:height="0.332cm" svg:x="2.786cm" svg:y="6.398cm">
          <draw:text-box>
            <text:p text:style-name="P1"><text:span text:style-name="T3">b</text:span></text:p>
          </draw:text-box>
        </draw:frame>
        <draw:polygon draw:style-name="gr5" draw:text-style-name="P6" draw:layer="layout" svg:width="0.947cm" svg:height="0.597cm" svg:x="5.707cm" svg:y="3.076cm" svg:viewBox="0 0 948 598" draw:points="0,598 948,598 948,0 0,0">
          <text:p/>
        </draw:polygon>
        <draw:frame draw:style-name="gr7" draw:text-style-name="P8" draw:layer="layout" svg:width="0.201cm" svg:height="0.225cm" svg:x="2.953cm" svg:y="6.513cm">
          <draw:text-box>
            <text:p text:style-name="P1"><text:span text:style-name="T4">Pr</text:span></text:p>
          </draw:text-box>
        </draw:frame>
        <draw:frame draw:style-name="gr6" draw:text-style-name="P7" draw:layer="layout" svg:width="0.295cm" svg:height="0.332cm" svg:x="5.948cm" svg:y="3.201cm">
          <draw:text-box>
            <text:p text:style-name="P1"><text:span text:style-name="T3">h</text:span></text:p>
          </draw:text-box>
        </draw:frame>
        <draw:frame draw:style-name="gr7" draw:text-style-name="P8" draw:layer="layout" svg:width="0.201cm" svg:height="0.225cm" svg:x="6.115cm" svg:y="3.316cm">
          <draw:text-box>
            <text:p text:style-name="P1"><text:span text:style-name="T4">Pr</text:span></text:p>
          </draw:text-box>
        </draw:frame>
        <draw:frame draw:style-name="gr6" draw:text-style-name="P7" draw:layer="layout" svg:width="0.295cm" svg:height="0.332cm" svg:x="1.531cm" svg:y="7.608cm">
          <draw:text-box>
            <text:p text:style-name="P1"><text:span text:style-name="T3">b</text:span></text:p>
          </draw:text-box>
        </draw:frame>
        <draw:frame draw:style-name="gr7" draw:text-style-name="P8" draw:layer="layout" svg:width="0.201cm" svg:height="0.225cm" svg:x="1.699cm" svg:y="7.723cm">
          <draw:text-box>
            <text:p text:style-name="P1"><text:span text:style-name="T4">Pr</text:span></text:p>
          </draw:text-box>
        </draw:frame>
        <draw:frame draw:style-name="gr6" draw:text-style-name="P7" draw:layer="layout" svg:width="0.679cm" svg:height="0.332cm" svg:x="1.901cm" svg:y="7.608cm">
          <draw:text-box>
            <text:p text:style-name="P1"><text:span text:style-name="T3"><text:s/></text:span><text:span text:style-name="T3">= 2r </text:span></text:p>
          </draw:text-box>
        </draw:frame>
        <draw:frame draw:style-name="gr6" draw:text-style-name="P7" draw:layer="layout" svg:width="0.295cm" svg:height="0.332cm" svg:x="2.707cm" svg:y="7.608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.357cm" svg:height="0.332cm" svg:x="3.876cm" svg:y="7.608cm">
          <draw:text-box>
            <text:p text:style-name="P1"><text:span text:style-name="T3">A = 4,594 </text:span></text:p>
          </draw:text-box>
        </draw:frame>
        <draw:frame draw:style-name="gr6" draw:text-style-name="P10" draw:layer="layout" svg:width="0.295cm" svg:height="0.348cm" svg:x="5.219cm" svg:y="7.577cm">
          <draw:text-box>
            <text:p text:style-name="P9"><text:span text:style-name="T5">‧</text:span></text:p>
          </draw:text-box>
        </draw:frame>
        <draw:frame draw:style-name="gr6" draw:text-style-name="P7" draw:layer="layout" svg:width="0.295cm" svg:height="0.332cm" svg:x="5.318cm" svg:y="7.608cm">
          <draw:text-box>
            <text:p text:style-name="P1"><text:span text:style-name="T3"><text:s/></text:span><text:span text:style-name="T3">r</text:span></text:p>
          </draw:text-box>
        </draw:frame>
        <draw:frame draw:style-name="gr7" draw:text-style-name="P8" draw:layer="layout" svg:width="0.196cm" svg:height="0.225cm" svg:x="5.494cm" svg:y="7.539cm">
          <draw:text-box>
            <text:p text:style-name="P1"><text:span text:style-name="T4">2</text:span></text:p>
          </draw:text-box>
        </draw:frame>
        <draw:frame draw:style-name="gr6" draw:text-style-name="P7" draw:layer="layout" svg:width="0.295cm" svg:height="0.332cm" svg:x="5.605cm" svg:y="7.608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0.295cm" svg:height="0.332cm" svg:x="1.531cm" svg:y="7.974cm">
          <draw:text-box>
            <text:p text:style-name="P1"><text:span text:style-name="T3">h</text:span></text:p>
          </draw:text-box>
        </draw:frame>
        <draw:frame draw:style-name="gr7" draw:text-style-name="P8" draw:layer="layout" svg:width="0.201cm" svg:height="0.225cm" svg:x="1.699cm" svg:y="8.088cm">
          <draw:text-box>
            <text:p text:style-name="P1"><text:span text:style-name="T4">Pr</text:span></text:p>
          </draw:text-box>
        </draw:frame>
        <draw:frame draw:style-name="gr6" draw:text-style-name="P7" draw:layer="layout" svg:width="0.679cm" svg:height="0.332cm" svg:x="1.901cm" svg:y="7.973cm">
          <draw:text-box>
            <text:p text:style-name="P1"><text:span text:style-name="T3"><text:s/></text:span><text:span text:style-name="T3">= 3r </text:span></text:p>
          </draw:text-box>
        </draw:frame>
        <draw:frame draw:style-name="gr6" draw:text-style-name="P7" draw:layer="layout" svg:width="0.295cm" svg:height="0.332cm" svg:x="2.706cm" svg:y="7.973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0.295cm" svg:height="0.332cm" svg:x="3.875cm" svg:y="7.973cm">
          <draw:text-box>
            <text:p text:style-name="P1"><text:span text:style-name="T3">l</text:span></text:p>
          </draw:text-box>
        </draw:frame>
        <draw:frame draw:style-name="gr7" draw:text-style-name="P8" draw:layer="layout" svg:width="0.196cm" svg:height="0.225cm" svg:x="3.938cm" svg:y="8.088cm">
          <draw:text-box>
            <text:p text:style-name="P1"><text:span text:style-name="T4">U</text:span></text:p>
          </draw:text-box>
        </draw:frame>
        <draw:frame draw:style-name="gr6" draw:text-style-name="P7" draw:layer="layout" svg:width="1.157cm" svg:height="0.332cm" svg:x="4.084cm" svg:y="7.973cm">
          <draw:text-box>
            <text:p text:style-name="P1"><text:span text:style-name="T3"><text:s/></text:span><text:span text:style-name="T3">= 7,930 </text:span></text:p>
          </draw:text-box>
        </draw:frame>
        <draw:frame draw:style-name="gr6" draw:text-style-name="P7" draw:layer="layout" svg:width="0.295cm" svg:height="0.332cm" svg:x="5.326cm" svg:y="7.973cm">
          <draw:text-box>
            <text:p text:style-name="P1"><text:span text:style-name="T3"><text:s/></text:span><text:span text:style-name="T3">r </text:span></text:p>
          </draw:text-box>
        </draw:frame>
        <draw:frame draw:style-name="gr6" draw:text-style-name="P7" draw:layer="layout" svg:width="0.295cm" svg:height="0.332cm" svg:x="1.531cm" svg:y="8.329cm">
          <draw:text-box>
            <text:p text:style-name="P1"><text:span text:style-name="T3">b</text:span></text:p>
          </draw:text-box>
        </draw:frame>
        <draw:frame draw:style-name="gr7" draw:text-style-name="P8" draw:layer="layout" svg:width="0.201cm" svg:height="0.225cm" svg:x="1.699cm" svg:y="8.445cm">
          <draw:text-box>
            <text:p text:style-name="P1"><text:span text:style-name="T4">Pr</text:span></text:p>
          </draw:text-box>
        </draw:frame>
        <draw:frame draw:style-name="gr6" draw:text-style-name="P7" draw:layer="layout" svg:width="0.295cm" svg:height="0.332cm" svg:x="1.901cm" svg:y="8.329cm">
          <draw:text-box>
            <text:p text:style-name="P1"><text:span text:style-name="T3">:h</text:span></text:p>
          </draw:text-box>
        </draw:frame>
        <draw:frame draw:style-name="gr7" draw:text-style-name="P8" draw:layer="layout" svg:width="0.201cm" svg:height="0.225cm" svg:x="2.148cm" svg:y="8.445cm">
          <draw:text-box>
            <text:p text:style-name="P1"><text:span text:style-name="T4">Pr</text:span></text:p>
          </draw:text-box>
        </draw:frame>
        <draw:frame draw:style-name="gr6" draw:text-style-name="P7" draw:layer="layout" svg:width="0.827cm" svg:height="0.332cm" svg:x="2.346cm" svg:y="8.329cm">
          <draw:text-box>
            <text:p text:style-name="P1"><text:span text:style-name="T3"><text:s/></text:span><text:span text:style-name="T3">= 2:3 </text:span></text:p>
          </draw:text-box>
        </draw:frame>
        <draw:frame draw:style-name="gr6" draw:text-style-name="P7" draw:layer="layout" svg:width="0.295cm" svg:height="0.332cm" svg:x="3.874cm" svg:y="8.329cm">
          <draw:text-box>
            <text:p text:style-name="P1"><text:span text:style-name="T3">r</text:span></text:p>
          </draw:text-box>
        </draw:frame>
        <draw:frame draw:style-name="gr7" draw:text-style-name="P8" draw:layer="layout" svg:width="0.214cm" svg:height="0.225cm" svg:x="3.973cm" svg:y="8.445cm">
          <draw:text-box>
            <text:p text:style-name="P1"><text:span text:style-name="T4">hy</text:span></text:p>
          </draw:text-box>
        </draw:frame>
        <draw:frame draw:style-name="gr6" draw:text-style-name="P7" draw:layer="layout" svg:width="1.157cm" svg:height="0.332cm" svg:x="4.183cm" svg:y="8.329cm">
          <draw:text-box>
            <text:p text:style-name="P1"><text:span text:style-name="T3"><text:s/></text:span><text:span text:style-name="T3">= 0,579 </text:span></text:p>
          </draw:text-box>
        </draw:frame>
        <draw:frame draw:style-name="gr6" draw:text-style-name="P7" draw:layer="layout" svg:width="0.295cm" svg:height="0.332cm" svg:x="5.425cm" svg:y="8.329cm">
          <draw:text-box>
            <text:p text:style-name="P1"><text:span text:style-name="T3"><text:s/></text:span><text:span text:style-name="T3">r </text:span></text:p>
          </draw:text-box>
        </draw:frame>
        <draw:line draw:style-name="gr4" draw:text-style-name="P5" draw:layer="layout" svg:x1="4.379cm" svg:y1="5.467cm" svg:x2="4.379cm" svg:y2="4.463cm">
          <text:p/>
        </draw:line>
        <draw:frame draw:style-name="gr6" draw:text-style-name="P10" draw:layer="layout" svg:width="0.295cm" svg:height="0.348cm" svg:x="5.219cm" svg:y="7.958cm">
          <draw:text-box>
            <text:p text:style-name="P9"><text:span text:style-name="T5">‧</text:span></text:p>
          </draw:text-box>
        </draw:frame>
        <draw:frame draw:style-name="gr6" draw:text-style-name="P10" draw:layer="layout" svg:width="0.295cm" svg:height="0.348cm" svg:x="5.305cm" svg:y="8.339cm">
          <draw:text-box>
            <text:p text:style-name="P9"><text:span text:style-name="T5">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Black1" svg:font-family="ArialBlack"/>
    <style:font-face style:name="Symbol1" svg:font-family="Symbol"/>
    <style:font-face style:name="TimesNewRoman1" svg:font-family="TimesNewRoman"/>
    <style:font-face style:name="DejaVu Sans" svg:font-family="'DejaVu Sans'" style:font-family-generic="swiss"/>
    <style:font-face style:name="Arial" svg:font-family="Arial" style:font-pitch="variable"/>
    <style:font-face style:name="ArialBlack" svg:font-family="ArialBlack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9T14:28:32.423563368</dc:date>
    <meta:editing-duration>PT7M5S</meta:editing-duration>
    <meta:editing-cycles>1</meta:editing-cycles>
    <meta:document-statistic meta:object-count="146"/>
    <meta:generator>LibreOffice/6.2.5.2$Linux_X86_64 LibreOffice_project/1ec314fa52f458adc18c4f025c545a4e8b22c159</meta:generator>
  </office:meta>
</office:document-meta>
</file>